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#5983b0" fo:padding="0.097cm" fo:border="0.05pt solid #000000">
        <style:background-image/>
      </style:table-cell-properties>
    </style:style>
    <style:style style:name="Tab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517cm" style:rel-column-width="13104*"/>
    </style:style>
    <style:style style:name="Tabla2.C" style:family="table-column">
      <style:table-column-properties style:column-width="3.519cm" style:rel-column-width="13110*"/>
    </style:style>
    <style:style style:name="Tabla2.E" style:family="table-column">
      <style:table-column-properties style:column-width="3.519cm" style:rel-column-width="13113*"/>
    </style:style>
    <style:style style:name="Tabla2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5983b0" fo:padding="0.097cm" fo:border="0.05pt solid #000000">
        <style:background-image/>
      </style:table-cell-properties>
    </style:style>
    <style:style style:name="Tabla2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517cm" style:rel-column-width="13104*"/>
    </style:style>
    <style:style style:name="Tabla3.C" style:family="table-column">
      <style:table-column-properties style:column-width="3.519cm" style:rel-column-width="13110*"/>
    </style:style>
    <style:style style:name="Tabla3.E" style:family="table-column">
      <style:table-column-properties style:column-width="3.519cm" style:rel-column-width="13113*"/>
    </style:style>
    <style:style style:name="Tabla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5983b0" fo:padding="0.097cm" fo:border="0.05pt solid #000000">
        <style:background-image/>
      </style:table-cell-properties>
    </style:style>
    <style:style style:name="Tabla3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5ab3" officeooo:paragraph-rsid="000e5ab3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5ab3" officeooo:paragraph-rsid="000e5ab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f9c50" officeooo:paragraph-rsid="000f9c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9c50" officeooo:paragraph-rsid="001082f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082f1" officeooo:paragraph-rsid="001082f1" style:font-weight-asian="bold" style:font-weight-complex="bold"/>
    </style:style>
    <style:style style:name="P6" style:family="paragraph" style:parent-style-name="Table_20_Contents">
      <style:text-properties officeooo:rsid="000f9c50" officeooo:paragraph-rsid="000f9c50"/>
    </style:style>
    <style:style style:name="P7" style:family="paragraph" style:parent-style-name="Table_20_Contents">
      <style:text-properties officeooo:rsid="000f9c50" officeooo:paragraph-rsid="001082f1"/>
    </style:style>
    <style:style style:name="P8" style:family="paragraph" style:parent-style-name="Table_20_Contents">
      <style:text-properties officeooo:rsid="001082f1" officeooo:paragraph-rsid="001082f1"/>
    </style:style>
    <style:style style:name="P9" style:family="paragraph" style:parent-style-name="Table_20_Contents">
      <style:text-properties officeooo:paragraph-rsid="001082f1"/>
    </style:style>
    <style:style style:name="P10" style:family="paragraph" style:parent-style-name="Text_20_body">
      <style:text-properties officeooo:rsid="000e5ab3"/>
    </style:style>
    <style:style style:name="P11" style:family="paragraph" style:parent-style-name="Text_20_body">
      <style:text-properties officeooo:rsid="000e5ab3" officeooo:paragraph-rsid="000e5ab3"/>
    </style:style>
    <style:style style:name="P12" style:family="paragraph" style:parent-style-name="Text_20_body">
      <style:text-properties officeooo:rsid="000e5ab3" officeooo:paragraph-rsid="000f9c50"/>
    </style:style>
    <style:style style:name="P13" style:family="paragraph" style:parent-style-name="Text_20_body">
      <style:text-properties officeooo:rsid="000e5ab3" officeooo:paragraph-rsid="001082f1"/>
    </style:style>
    <style:style style:name="P14" style:family="paragraph" style:parent-style-name="Text_20_body">
      <style:text-properties officeooo:rsid="000f9c50" officeooo:paragraph-rsid="000f9c50"/>
    </style:style>
    <style:style style:name="P15" style:family="paragraph" style:parent-style-name="Text_20_body">
      <style:text-properties officeooo:rsid="000f9c50" officeooo:paragraph-rsid="001082f1"/>
    </style:style>
    <style:style style:name="P16" style:family="paragraph" style:parent-style-name="Text_20_body">
      <style:text-properties officeooo:rsid="001082f1" officeooo:paragraph-rsid="001082f1"/>
    </style:style>
    <style:style style:name="P17" style:family="paragraph" style:parent-style-name="Heading_20_1">
      <style:text-properties officeooo:paragraph-rsid="001082f1"/>
    </style:style>
    <style:style style:name="P18" style:family="paragraph" style:parent-style-name="Heading_20_2">
      <style:text-properties officeooo:paragraph-rsid="001082f1"/>
    </style:style>
    <style:style style:name="P19" style:family="paragraph" style:parent-style-name="Heading_20_3">
      <style:text-properties officeooo:rsid="000e5ab3" officeooo:paragraph-rsid="000e5ab3"/>
    </style:style>
    <style:style style:name="P20" style:family="paragraph" style:parent-style-name="Heading_20_3">
      <style:text-properties officeooo:rsid="000e5ab3" officeooo:paragraph-rsid="001082f1"/>
    </style:style>
    <style:style style:name="P21" style:family="paragraph" style:parent-style-name="Heading_20_3">
      <style:text-properties officeooo:rsid="000f9c50" officeooo:paragraph-rsid="000f9c50"/>
    </style:style>
    <style:style style:name="P22" style:family="paragraph" style:parent-style-name="Heading_20_3">
      <style:text-properties officeooo:rsid="000f9c50" officeooo:paragraph-rsid="001082f1"/>
    </style:style>
    <style:style style:name="T1" style:family="text">
      <style:text-properties officeooo:rsid="000e5ab3"/>
    </style:style>
    <style:style style:name="T2" style:family="text">
      <style:text-properties officeooo:rsid="000f9c50"/>
    </style:style>
    <style:style style:name="T3" style:family="text">
      <style:text-properties officeooo:rsid="001082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sentación</text:h>
      <text:p text:style-name="P11">Escribe aquí la presentación de tu taller…</text:p>
      <text:h text:style-name="Heading_20_1" text:outline-level="1">Tabla sintética del curso</text:h>
      <text:p text:style-name="P11">Llena en la siguiente tabla las sesiones que conforman el taller indicando el número de sesión, el tema qu se va a abordar y las horas por sesión...</text:p>
      <table:table table:name="Tabla1" table:style-name="Tabla1">
        <table:table-column table:style-name="Tabla1.A" table:number-columns-repeated="3"/>
        <table:table-row>
          <table:table-cell table:style-name="Tabla1.A1" table:number-columns-spanned="3" office:value-type="string">
            <text:p text:style-name="P2">Tabla sintética del curs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Sesión</text:p>
          </table:table-cell>
          <table:table-cell table:style-name="Tabla1.A2" office:value-type="string">
            <text:p text:style-name="P2">Tema</text:p>
          </table:table-cell>
          <table:table-cell table:style-name="Tabla1.C2" office:value-type="string">
            <text:p text:style-name="P2">Horas por sesión</text:p>
          </table:table-cell>
        </table:table-row>
        <table:table-row>
          <table:table-cell table:style-name="Tabla1.B7" office:value-type="string">
            <text:p text:style-name="Table_20_Contents"/>
          </table:table-cell>
          <table:table-cell table:style-name="Tabla1.B7" office:value-type="string">
            <text:p text:style-name="P1">Encuadre del curso</text:p>
            <text:p text:style-name="P1">Tema 1.<text:span text:style-name="T3">1</text:span>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B7" office:value-type="string">
            <text:p text:style-name="Table_20_Contents"/>
          </table:table-cell>
          <table:table-cell table:style-name="Tabla1.B7" office:value-type="string">
            <text:p text:style-name="P1">Tema <text:span text:style-name="T3">1</text:span>.<text:span text:style-name="T3">2</text:span>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B7" office:value-type="string">
            <text:p text:style-name="Table_20_Contents"/>
          </table:table-cell>
          <table:table-cell table:style-name="Tabla1.B7" office:value-type="string">
            <text:p text:style-name="P1">Integración <text:span text:style-name="T3">T</text:span>ema 1.<text:span text:style-name="T3">1</text:span> y <text:span text:style-name="T3">1.</text:span>2</text:p>
            <text:p text:style-name="P1">Tema <text:span text:style-name="T3">2</text:span>. 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B7" office:value-type="string">
            <text:p text:style-name="Table_20_Contents"/>
          </table:table-cell>
          <table:table-cell table:style-name="Tabla1.B7" office:value-type="string">
            <text:p text:style-name="P8">Tema 3.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B7" office:value-type="string">
            <text:p text:style-name="Table_20_Contents"/>
          </table:table-cell>
          <table:table-cell table:style-name="Tabla1.B7" office:value-type="string">
            <text:p text:style-name="Table_20_Contents"/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A8" table:number-columns-spanned="2" office:value-type="string">
            <text:p text:style-name="P1">Total</text:p>
          </table:table-cell>
          <table:covered-table-cell/>
          <table:table-cell table:style-name="Tabla1.C8" office:value-type="string">
            <text:p text:style-name="Table_20_Contents"/>
          </table:table-cell>
        </table:table-row>
      </table:table>
      <text:p text:style-name="P10"/>
      <text:h text:style-name="Heading_20_1" text:outline-level="1">Módulo 1. Título del M<text:span text:style-name="T1">ó</text:span>dulo 1</text:h>
      <text:h text:style-name="Heading_20_2" text:outline-level="2">Tema 1. <text:span text:style-name="T1">Nombre del Tema 1</text:span></text:h>
      <text:h text:style-name="P19" text:outline-level="3">Objetivos</text:h>
      <text:p text:style-name="P11">Escribe aquí los objetivos del Tema 1…</text:p>
      <text:h text:style-name="P21" text:outline-level="3">Aprendizajes esperados</text:h>
      <text:p text:style-name="P12">Escribe aquí los <text:span text:style-name="T2">aprendizajes esperado para el</text:span> Tema 1…</text:p>
      <text:h text:style-name="P21" text:outline-level="3">Recursos bibliográficos</text:h>
      <text:p text:style-name="P12">Escribe aquí los <text:span text:style-name="T2">recursos bibliográficos para el</text:span> Tema 1…</text:p>
      <text:h text:style-name="P21" text:outline-level="3">Instrucciones para la persona instructora</text:h>
      <text:p text:style-name="P14">Llena la tabla para guiar el desarrollo de las sesiones programadas en la tabla sintética del curso</text:p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E"/>
        <table:table-row>
          <table:table-cell table:style-name="Tabla2.A1" office:value-type="string">
            <text:p text:style-name="P3">Actividad</text:p>
          </table:table-cell>
          <table:table-cell table:style-name="Tabla2.A1" office:value-type="string">
            <text:p text:style-name="P3">Recursos</text:p>
          </table:table-cell>
          <table:table-cell table:style-name="Tabla2.A1" office:value-type="string">
            <text:p text:style-name="P3">Indicaciones</text:p>
          </table:table-cell>
          <table:table-cell table:style-name="Tabla2.A1" office:value-type="string">
            <text:p text:style-name="P3">Modalidad</text:p>
          </table:table-cell>
          <table:table-cell table:style-name="Tabla2.E1" office:value-type="string">
            <text:p text:style-name="P3">Tiempo [min]</text:p>
          </table:table-cell>
        </table:table-row>
        <table:table-row>
          <table:table-cell table:style-name="Tabla2.A2" table:number-columns-spanned="5" office:value-type="string">
            <text:p text:style-name="P3">Encuadre del curso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D8" office:value-type="string">
            <text:p text:style-name="P6">Introducción al curso</text:p>
          </table:table-cell>
          <table:table-cell table:style-name="Tabla2.D8" office:value-type="string">
            <text:p text:style-name="P6">Plataforma de videoconferencia meet.jit.si</text:p>
          </table:table-cell>
          <table:table-cell table:style-name="Tabla2.C3" office:value-type="string">
            <text:p text:style-name="P6">Se presenta el curso, su duración y estructura, los tiempos, los productos esperados la justificación y la evaluación</text:p>
          </table:table-cell>
          <table:table-cell table:style-name="Tabla2.D8" office:value-type="string">
            <text:p text:style-name="P6">Síncrona</text:p>
          </table:table-cell>
          <table:table-cell table:style-name="Tabla2.E3" office:value-type="string">
            <text:p text:style-name="P6">30</text:p>
          </table:table-cell>
        </table:table-row>
        <table:table-row>
          <table:table-cell table:style-name="Tabla2.D8" office:value-type="string">
            <text:p text:style-name="P6">Presentación de las personas participantes</text:p>
          </table:table-cell>
          <table:table-cell table:style-name="Tabla2.D8" office:value-type="string">
            <text:p text:style-name="P6">Plataforma de videoconferencia meet.jit.si.</text:p>
            <text:p text:style-name="P6"/>
            <text:p text:style-name="P6">Plataforma para murales colaborativos.</text:p>
            <text:p text:style-name="P6"/>
            <text:p text:style-name="P6">Plataforma Etherpad para textos colaborativos (pad.riseup.net/)</text:p>
          </table:table-cell>
          <table:table-cell table:style-name="Tabla2.C4" office:value-type="string">
            <text:p text:style-name="P6">Se instruye a las personas para que escriban en un mural colaborativo sus expectativas sobre el curso</text:p>
            <text:p text:style-name="P6"/>
            <text:p text:style-name="P6">Se presenta la persona que facilitara el curso</text:p>
            <text:p text:style-name="P6"/>
            <text:p text:style-name="P6">Se hacen equipos para compartir sus nombres y hacen una lista en el editor de texto colaborativo</text:p>
            <text:p text:style-name="P6"/>
          </table:table-cell>
          <table:table-cell table:style-name="Tabla2.D8" office:value-type="string">
            <text:p text:style-name="P8">Síncrona</text:p>
          </table:table-cell>
          <table:table-cell table:style-name="Tabla2.E4" office:value-type="string">
            <text:p text:style-name="P8">30</text:p>
          </table:table-cell>
        </table:table-row>
        <table:table-row>
          <table:table-cell table:style-name="Tabla2.A2" table:number-columns-spanned="5" office:value-type="string">
            <text:p text:style-name="P5">Tema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D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C6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E6" office:value-type="string">
            <text:p text:style-name="Table_20_Contents"/>
          </table:table-cell>
        </table:table-row>
        <table:table-row>
          <table:table-cell table:style-name="Tabla2.D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E7" office:value-type="string">
            <text:p text:style-name="Table_20_Contents"/>
          </table:table-cell>
        </table:table-row>
        <table:table-row>
          <table:table-cell table:style-name="Tabla2.D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C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  <table:table-cell table:style-name="Tabla2.E8" office:value-type="string">
            <text:p text:style-name="Table_20_Contents"/>
          </table:table-cell>
        </table:table-row>
      </table:table>
      <text:p text:style-name="P14"/>
      <text:h text:style-name="P17" text:outline-level="1">Módulo <text:span text:style-name="T3">2</text:span>. Título del M<text:span text:style-name="T1">ó</text:span>dulo <text:span text:style-name="T3">2</text:span></text:h>
      <text:h text:style-name="P18" text:outline-level="2">Tema <text:span text:style-name="T3">2</text:span>. <text:span text:style-name="T1">Nombre del Tema </text:span><text:span text:style-name="T3">2</text:span></text:h>
      <text:h text:style-name="P20" text:outline-level="3">Objetivos</text:h>
      <text:p text:style-name="P13">Escribe aquí los objetivos del Tema <text:span text:style-name="T3">2</text:span>…</text:p>
      <text:h text:style-name="P22" text:outline-level="3">Aprendizajes esperados</text:h>
      <text:p text:style-name="P13">Escribe aquí los <text:span text:style-name="T2">aprendizajes esperado para el</text:span> Tema <text:span text:style-name="T3">2</text:span>…</text:p>
      <text:h text:style-name="P22" text:outline-level="3"><text:soft-page-break/>Recursos bibliográficos</text:h>
      <text:p text:style-name="P13">Escribe aquí los <text:span text:style-name="T2">recursos bibliográficos para el</text:span> Tema <text:span text:style-name="T3">2</text:span>…</text:p>
      <text:h text:style-name="P22" text:outline-level="3">Instrucciones para la persona instructora</text:h>
      <text:p text:style-name="P15">Llena la tabla para guiar el desarrollo de las sesiones programadas en la tabla sintética del curso</text:p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column table:style-name="Tabla3.E"/>
        <table:table-row>
          <table:table-cell table:style-name="Tabla3.A1" office:value-type="string">
            <text:p text:style-name="P4">Actividad</text:p>
          </table:table-cell>
          <table:table-cell table:style-name="Tabla3.A1" office:value-type="string">
            <text:p text:style-name="P4">Recursos</text:p>
          </table:table-cell>
          <table:table-cell table:style-name="Tabla3.A1" office:value-type="string">
            <text:p text:style-name="P4">Indicaciones</text:p>
          </table:table-cell>
          <table:table-cell table:style-name="Tabla3.A1" office:value-type="string">
            <text:p text:style-name="P4">Modalidad</text:p>
          </table:table-cell>
          <table:table-cell table:style-name="Tabla3.E1" office:value-type="string">
            <text:p text:style-name="P4">Tiempo [min]</text:p>
          </table:table-cell>
        </table:table-row>
        <table:table-row>
          <table:table-cell table:style-name="Tabla3.A2" table:number-columns-spanned="5" office:value-type="string">
            <text:p text:style-name="P5">Tema 2.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D8" office:value-type="string">
            <text:p text:style-name="P7"/>
          </table:table-cell>
          <table:table-cell table:style-name="Tabla3.D8" office:value-type="string">
            <text:p text:style-name="P7"/>
          </table:table-cell>
          <table:table-cell table:style-name="Tabla3.C3" office:value-type="string">
            <text:p text:style-name="P7"/>
          </table:table-cell>
          <table:table-cell table:style-name="Tabla3.D8" office:value-type="string">
            <text:p text:style-name="P7"/>
          </table:table-cell>
          <table:table-cell table:style-name="Tabla3.E3" office:value-type="string">
            <text:p text:style-name="P7"/>
          </table:table-cell>
        </table:table-row>
        <table:table-row>
          <table:table-cell table:style-name="Tabla3.D8" office:value-type="string">
            <text:p text:style-name="P7"/>
          </table:table-cell>
          <table:table-cell table:style-name="Tabla3.D8" office:value-type="string">
            <text:p text:style-name="P7"/>
          </table:table-cell>
          <table:table-cell table:style-name="Tabla3.C4" office:value-type="string">
            <text:p text:style-name="P7"/>
          </table:table-cell>
          <table:table-cell table:style-name="Tabla3.D8" office:value-type="string">
            <text:p text:style-name="P8"/>
          </table:table-cell>
          <table:table-cell table:style-name="Tabla3.E4" office:value-type="string">
            <text:p text:style-name="P8"/>
          </table:table-cell>
        </table:table-row>
        <table:table-row>
          <table:table-cell table:style-name="Tabla3.A2" table:number-columns-spanned="5" office:value-type="string">
            <text:p text:style-name="P5">Tema 2.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D8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C6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E6" office:value-type="string">
            <text:p text:style-name="P9"/>
          </table:table-cell>
        </table:table-row>
        <table:table-row>
          <table:table-cell table:style-name="Tabla3.D8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C7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E7" office:value-type="string">
            <text:p text:style-name="P9"/>
          </table:table-cell>
        </table:table-row>
        <table:table-row>
          <table:table-cell table:style-name="Tabla3.D8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C8" office:value-type="string">
            <text:p text:style-name="P9"/>
          </table:table-cell>
          <table:table-cell table:style-name="Tabla3.D8" office:value-type="string">
            <text:p text:style-name="P9"/>
          </table:table-cell>
          <table:table-cell table:style-name="Tabla3.E8" office:value-type="string">
            <text:p text:style-name="P9"/>
          </table:table-cell>
        </table:table-row>
      </table:table>
      <text:p text:style-name="P15"/>
      <text:p text:style-name="P16">Agrega las secciones que sean necesarias para tu curso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8:47:13.819185493</meta:creation-date>
    <dc:date>2020-09-14T19:18:59.716245986</dc:date>
    <meta:editing-duration>PT6M42S</meta:editing-duration>
    <meta:editing-cycles>1</meta:editing-cycles>
    <meta:generator>LibreOffice/7.0.1.2$Linux_X86_64 LibreOffice_project/00$Build-2</meta:generator>
    <meta:document-statistic meta:table-count="3" meta:image-count="0" meta:object-count="0" meta:page-count="3" meta:paragraph-count="64" meta:word-count="314" meta:character-count="1976" meta:non-whitespace-character-count="1725"/>
  </office:meta>
</office:document-meta>
</file>